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_20_left">
      <style:text-properties style:font-name="Times New Roman" officeooo:rsid="00c8b65d" officeooo:paragraph-rsid="00c8b65d"/>
    </style:style>
    <style:style style:name="P2" style:family="paragraph" style:parent-style-name="Header">
      <style:text-properties officeooo:rsid="0003cc59" officeooo:paragraph-rsid="0003cc59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6pt" officeooo:rsid="000f2bf4" officeooo:paragraph-rsid="00016982" style:font-size-asian="16pt" style:font-size-complex="16pt"/>
    </style:style>
    <style:style style:name="P4" style:family="paragraph" style:parent-style-name="Text_20_body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bb7a3" officeooo:paragraph-rsid="001bb7a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color="#000000" style:font-name="Times New Roman" fo:font-size="12pt" fo:font-style="normal" fo:font-weight="bold" officeooo:rsid="001ecc2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line-height="100%" fo:text-align="start" style:justify-single-word="false"/>
      <style:text-properties fo:font-size="14pt" officeooo:rsid="001bb7a3" officeooo:paragraph-rsid="001bb7a3" style:font-size-asian="12.25pt" style:font-size-complex="14pt"/>
    </style:style>
    <style:style style:name="P7" style:family="paragraph" style:parent-style-name="Horizontal_20_Line">
      <style:text-properties officeooo:paragraph-rsid="001bb7a3"/>
    </style:style>
    <style:style style:name="P8" style:family="paragraph" style:parent-style-name="Text_20_body" style:list-style-name="L1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bb7a3" officeooo:paragraph-rsid="001bb7a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2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bb7a3" officeooo:paragraph-rsid="001bb7a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c2172" officeooo:paragraph-rsid="001c217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2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1c2172" officeooo:paragraph-rsid="001c217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Footer">
      <style:text-properties officeooo:paragraph-rsid="0021ddd4"/>
    </style:style>
    <style:style style:name="P13" style:family="paragraph" style:parent-style-name="Heading_20_1">
      <style:paragraph-properties fo:text-align="center" style:justify-single-word="false"/>
      <style:text-properties style:font-name="Times New Roman" fo:font-size="16pt" officeooo:rsid="001bb7a3" officeooo:paragraph-rsid="001bb7a3" style:font-size-asian="16pt" style:font-size-complex="16pt"/>
    </style:style>
    <style:style style:name="P14" style:family="paragraph" style:parent-style-name="Heading_20_1" style:master-page-name="Report_20_Style">
      <style:paragraph-properties fo:text-align="center" style:justify-single-word="false" style:page-number="62" fo:break-before="auto" fo:break-after="auto"/>
      <style:text-properties style:font-name="Times New Roman" fo:font-size="16pt" officeooo:rsid="001bb7a3" officeooo:paragraph-rsid="001bb7a3" style:font-size-asian="16pt" style:font-size-complex="16pt"/>
    </style:style>
    <style:style style:name="T1" style:family="text">
      <style:text-properties officeooo:rsid="001ef807"/>
    </style:style>
    <style:style style:name="T2" style:family="text">
      <style:text-properties officeooo:rsid="00034fc7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3ce76" style:font-weight-asian="bold" style:font-weight-complex="bold"/>
    </style:style>
    <style:style style:name="T5" style:family="text">
      <style:text-properties style:font-name="Times New Roman" fo:font-weight="bold" officeooo:rsid="00b65ea2" style:font-weight-asian="bold" style:font-weight-complex="bold"/>
    </style:style>
    <style:style style:name="T6" style:family="text">
      <style:text-properties officeooo:rsid="001c2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3" text:outline-level="1">LIMITATIONS AND FUTURE WORK</text:h>
      <text:p text:style-name="P3"/>
      <text:p text:style-name="P5"/>
      <text:p text:style-name="P6"><text:span text:style-name="T5">L</text:span><text:span text:style-name="T3">IMITATIONS</text:span></text:p>
      <text:p text:style-name="P7"/>
      <text:list xml:id="list6490818127735347624" text:style-name="L1">
        <text:list-item>
          <text:p text:style-name="P8">Internet connectivity required for auto recommendations.</text:p>
        </text:list-item>
        <text:list-item>
          <text:p text:style-name="P8">Single date and time format.</text:p>
        </text:list-item>
        <text:list-item>
          <text:p text:style-name="P8">All the data is stored locally.</text:p>
        </text:list-item>
        <text:list-item>
          <text:p text:style-name="P8">No templates <text:span text:style-name="T6">feature</text:span>.</text:p>
        </text:list-item>
        <text:list-item>
          <text:p text:style-name="P10">Supports only Android 4.0.3 or higher.</text:p>
        </text:list-item>
        <text:list-item>
          <text:p text:style-name="P10">No official support for tablets.</text:p>
          <text:p text:style-name="P8"/>
        </text:list-item>
      </text:list>
      <text:p text:style-name="P6"><text:span text:style-name="T4">F</text:span><text:span text:style-name="T3">UTURE WORK</text:span></text:p>
      <text:p text:style-name="P7"/>
      <text:list xml:id="list5546048554872652256" text:style-name="L2">
        <text:list-item>
          <text:p text:style-name="P9">Limited off-line auto recommendations.</text:p>
        </text:list-item>
        <text:list-item>
          <text:p text:style-name="P9">More formats for data and time.</text:p>
        </text:list-item>
        <text:list-item>
          <text:p text:style-name="P9">Cloud storage support.</text:p>
        </text:list-item>
        <text:list-item>
          <text:p text:style-name="P9">Templates feature.</text:p>
        </text:list-item>
        <text:list-item>
          <text:p text:style-name="P9">Foot steps tracking by using sensors.</text:p>
        </text:list-item>
        <text:list-item>
          <text:p text:style-name="P9">Geo-fencing notifications.</text:p>
        </text:list-item>
        <text:list-item>
          <text:p text:style-name="P9">Calorie tracking and nutritions recommendations.</text:p>
        </text:list-item>
        <text:list-item>
          <text:p text:style-name="P11">SMS and Email Notifications.</text:p>
        </text:list-item>
        <text:list-item>
          <text:p text:style-name="P11">More screen-sizes support.</text:p>
        </text:list-item>
        <text:list-item>
          <text:p text:style-name="P11">Smart watches support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officeooo:rsid="00c8b65d" officeooo:paragraph-rsid="00c8b65d"/>
    </style:style>
    <style:style style:name="MP2" style:family="paragraph" style:parent-style-name="Footer">
      <style:text-properties officeooo:paragraph-rsid="0021ddd4"/>
    </style:style>
    <style:style style:name="MP3" style:family="paragraph" style:parent-style-name="Header">
      <style:text-properties officeooo:rsid="0003cc59" officeooo:paragraph-rsid="0003cc59"/>
    </style:style>
    <style:style style:name="MT1" style:family="text">
      <style:text-properties officeooo:rsid="001ef807"/>
    </style:style>
    <style:style style:name="MT2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header>
        <text:p text:style-name="MP1">BC-1<text:tab/><text:tab/><text:span text:style-name="MT1">LIMITATIONS AND FUTURE WORK</text:span></text:p>
      </style:header>
      <style:footer>
        <text:p text:style-name="MP2"><text:span text:style-name="MT2">GMFE - CE<text:tab/><text:tab/></text:span><text:page-number text:select-page="current">62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19T15:24:41.349075727</dc:date>
    <dc:creator>Akshar Patel</dc:creator>
    <meta:editing-duration>PT29M3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04" meta:character-count="629" meta:non-whitespace-character-count="561"/>
  </office:meta>
</office:document-meta>
</file>